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fill-gradient-name="Gradient_20_1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fill="solid" draw:fill-color="#9999ff" draw:fill-gradient-name="Gradient_20_1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="solid" draw:fill-color="#9966cc" draw:fill-gradient-name="Gradient_20_1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fill="solid" draw:fill-color="#ffcc99" draw:fill-gradient-name="Gradient_20_1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ffffff" fo:min-height="0.266cm"/>
    </style:style>
    <style:style style:name="gr7" style:family="graphic" style:parent-style-name="standard">
      <style:graphic-properties draw:stroke="none" svg:stroke-color="#000000" draw:fill="none" draw:fill-color="#ffffff" fo:min-height="0.249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fo:min-height="0.4cm"/>
    </style:style>
    <style:style style:name="gr10" style:family="graphic" style:parent-style-name="standard">
      <style:graphic-properties draw:stroke="none" svg:stroke-color="#000000" draw:fill="none" draw:fill-color="#ffffff" fo:min-height="0.8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family="Courier" style:font-style-name="Regular" style:font-family-generic="modern" style:font-pitch="fixed"/>
    </style:style>
    <style:style style:name="P5" style:family="paragraph">
      <style:paragraph-properties fo:text-align="center"/>
      <style:text-properties fo:font-family="Courier" style:font-style-name="Regular" style:font-family-generic="modern" style:font-pitch="fixed" fo:font-size="16pt" style:font-size-asian="16pt" style:font-size-complex="16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color="#ff0000" fo:font-family="Courier" style:font-style-name="Regular" style:font-family-generic="modern" style:font-pitch="fixed" fo:font-weight="bold" style:font-weight-asian="bold" style:font-weight-complex="bold"/>
    </style:style>
    <style:style style:name="P9" style:family="paragraph">
      <style:paragraph-properties fo:text-align="center"/>
      <style:text-properties fo:color="#ff0000" fo:font-family="Courier" style:font-style-name="Regular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cm" svg:height="13.85cm" svg:x="0.85cm" svg:y="1.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06cm" svg:height="1.907cm" svg:x="5.044cm" svg:y="5.764cm">
            <text:p text:style-name="P1"><text:span text:style-name="T1">Unuse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606cm" svg:height="3.864cm" svg:x="5.044cm" svg:y="1.9cm">
            <text:p text:style-name="P3"><text:span text:style-name="T2">Program</text:span></text:p>
            <text:p text:style-name="P3"><text:span text:style-name="T2">Memor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606cm" svg:height="1.906cm" svg:x="5.044cm" svg:y="7.671cm">
            <text:p text:style-name="P3"><text:span text:style-name="T2">Data</text:span></text:p>
            <text:p text:style-name="P3"><text:span text:style-name="T2">Memor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5.606cm" svg:height="1.907cm" svg:x="5.044cm" svg:y="9.577cm">
            <text:p text:style-name="P3"><text:span text:style-name="T2">Peripheral</text:span></text:p>
            <text:p text:style-name="P3"><text:span text:style-name="T2">Space</text:span></text:p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4.433cm" svg:height="0.649cm" svg:x="0.85cm" svg:y="5.284cm">
            <draw:text-box>
              <text:p text:style-name="P4"><text:span text:style-name="T3">0x10000-PMEM_SIZE</text:span></text:p>
            </draw:text-box>
          </draw:frame>
          <draw:frame draw:style-name="gr6" draw:text-style-name="P5" draw:layer="layout" svg:width="1.983cm" svg:height="0.649cm" svg:x="3.2cm" svg:y="1.405cm">
            <draw:text-box>
              <text:p text:style-name="P4"><text:span text:style-name="T3">0x10000</text:span></text:p>
            </draw:text-box>
          </draw:frame>
          <draw:frame draw:style-name="gr6" draw:text-style-name="P5" draw:layer="layout" svg:width="1.95cm" svg:height="0.649cm" svg:x="3.2cm" svg:y="9.101cm">
            <draw:text-box>
              <text:p text:style-name="P4"><text:span text:style-name="T3">0x0200</text:span></text:p>
            </draw:text-box>
          </draw:frame>
          <draw:frame draw:style-name="gr6" draw:text-style-name="P5" draw:layer="layout" svg:width="4cm" svg:height="0.649cm" svg:x="1.15cm" svg:y="7.151cm">
            <draw:text-box>
              <text:p text:style-name="P4"><text:span text:style-name="T3">0x0200+DMEM_SIZE</text:span></text:p>
            </draw:text-box>
          </draw:frame>
          <draw:frame draw:style-name="gr7" draw:text-style-name="P5" draw:layer="layout" svg:width="1.9cm" svg:height="0.649cm" svg:x="3.25cm" svg:y="11.001cm">
            <draw:text-box>
              <text:p text:style-name="P4"><text:span text:style-name="T3">0x0000</text:span></text:p>
            </draw:text-box>
          </draw:frame>
          <draw:custom-shape draw:style-name="gr8" draw:text-style-name="P1" draw:layer="layout" svg:width="0.4cm" svg:height="3.8cm" svg:x="10.842cm" svg:y="1.92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8" draw:text-style-name="P1" draw:layer="layout" svg:width="0.4cm" svg:height="1.878cm" svg:x="10.842cm" svg:y="7.67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8" draw:text-style-name="P1" draw:layer="layout" svg:width="0.4cm" svg:height="1.878cm" svg:x="10.842cm" svg:y="9.57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3" draw:layer="layout" svg:width="2.783cm" svg:height="0.65cm" svg:x="11.017cm" svg:y="3.506cm">
            <draw:text-box>
              <text:p text:style-name="P1"><text:span text:style-name="T3">PMEM_SIZE</text:span></text:p>
            </draw:text-box>
          </draw:frame>
          <draw:frame draw:style-name="gr9" draw:text-style-name="P3" draw:layer="layout" svg:width="2.783cm" svg:height="0.65cm" svg:x="11.017cm" svg:y="8.3cm">
            <draw:text-box>
              <text:p text:style-name="P1"><text:span text:style-name="T3">DMEM_SIZE</text:span></text:p>
            </draw:text-box>
          </draw:frame>
          <draw:frame draw:style-name="gr9" draw:text-style-name="P3" draw:layer="layout" svg:width="1.6cm" svg:height="0.65cm" svg:x="11.25cm" svg:y="10.2cm">
            <draw:text-box>
              <text:p text:style-name="P1"><text:span text:style-name="T3">512 B</text:span></text:p>
            </draw:text-box>
          </draw:frame>
          <draw:frame draw:style-name="gr10" draw:text-style-name="P7" draw:layer="layout" svg:width="8.5cm" svg:height="1.627cm" svg:x="3.6cm" svg:y="12.734cm">
            <draw:text-box>
              <text:p text:style-name="P6"><text:span text:style-name="T4">Basic System Configuration</text:span></text:p>
              <text:p text:style-name="P6"><text:span text:style-name="T5"/></text:p>
              <text:p text:style-name="P6"><text:span text:style-name="T6">(standard MSP430 memory mapping)</text:span></text:p>
            </draw:text-box>
          </draw:frame>
          <draw:custom-shape draw:style-name="gr1" draw:text-style-name="P1" draw:layer="layout" svg:width="13cm" svg:height="13.85cm" svg:x="14.15cm" svg:y="1.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06cm" svg:height="1.907cm" svg:x="18.344cm" svg:y="5.764cm">
            <text:p text:style-name="P1"><text:span text:style-name="T1">Unuse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606cm" svg:height="3.864cm" svg:x="18.344cm" svg:y="1.9cm">
            <text:p text:style-name="P3"><text:span text:style-name="T2">Program</text:span></text:p>
            <text:p text:style-name="P3"><text:span text:style-name="T2">Memor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606cm" svg:height="1.906cm" svg:x="18.344cm" svg:y="7.671cm">
            <text:p text:style-name="P3"><text:span text:style-name="T2">Data</text:span></text:p>
            <text:p text:style-name="P3"><text:span text:style-name="T2">Memor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5.606cm" svg:height="1.907cm" svg:x="18.344cm" svg:y="9.577cm">
            <text:p text:style-name="P3"><text:span text:style-name="T2">Peripheral</text:span></text:p>
            <text:p text:style-name="P3"><text:span text:style-name="T2">Space</text:span></text:p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4.433cm" svg:height="0.649cm" svg:x="14.15cm" svg:y="5.284cm">
            <draw:text-box>
              <text:p text:style-name="P4"><text:span text:style-name="T3">0x10000-PMEM_SIZE</text:span></text:p>
            </draw:text-box>
          </draw:frame>
          <draw:frame draw:style-name="gr6" draw:text-style-name="P5" draw:layer="layout" svg:width="1.983cm" svg:height="0.649cm" svg:x="16.5cm" svg:y="1.405cm">
            <draw:text-box>
              <text:p text:style-name="P4"><text:span text:style-name="T3">0x10000</text:span></text:p>
            </draw:text-box>
          </draw:frame>
          <draw:frame draw:style-name="gr6" draw:text-style-name="P9" draw:layer="layout" svg:width="2.35cm" svg:height="0.654cm" svg:x="16.1cm" svg:y="9.101cm">
            <draw:text-box>
              <text:p text:style-name="P8"><text:span text:style-name="T7">PER_SIZE</text:span></text:p>
            </draw:text-box>
          </draw:frame>
          <draw:frame draw:style-name="gr6" draw:text-style-name="P5" draw:layer="layout" svg:width="4.5cm" svg:height="0.654cm" svg:x="14.05cm" svg:y="7.151cm">
            <draw:text-box>
              <text:p text:style-name="P4"><text:span text:style-name="T7">PER_SIZE</text:span><text:span text:style-name="T3">+DMEM_SIZE</text:span></text:p>
            </draw:text-box>
          </draw:frame>
          <draw:frame draw:style-name="gr7" draw:text-style-name="P5" draw:layer="layout" svg:width="1.9cm" svg:height="0.649cm" svg:x="16.55cm" svg:y="11.001cm">
            <draw:text-box>
              <text:p text:style-name="P4"><text:span text:style-name="T3">0x0000</text:span></text:p>
            </draw:text-box>
          </draw:frame>
          <draw:custom-shape draw:style-name="gr8" draw:text-style-name="P1" draw:layer="layout" svg:width="0.4cm" svg:height="3.8cm" svg:x="24.142cm" svg:y="1.92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8" draw:text-style-name="P1" draw:layer="layout" svg:width="0.4cm" svg:height="1.878cm" svg:x="24.142cm" svg:y="7.67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8" draw:text-style-name="P1" draw:layer="layout" svg:width="0.4cm" svg:height="1.878cm" svg:x="24.142cm" svg:y="9.57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3" draw:layer="layout" svg:width="2.783cm" svg:height="0.65cm" svg:x="24.317cm" svg:y="3.506cm">
            <draw:text-box>
              <text:p text:style-name="P1"><text:span text:style-name="T3">PMEM_SIZE</text:span></text:p>
            </draw:text-box>
          </draw:frame>
          <draw:frame draw:style-name="gr9" draw:text-style-name="P3" draw:layer="layout" svg:width="2.783cm" svg:height="0.65cm" svg:x="24.317cm" svg:y="8.3cm">
            <draw:text-box>
              <text:p text:style-name="P1"><text:span text:style-name="T3">DMEM_SIZE</text:span></text:p>
            </draw:text-box>
          </draw:frame>
          <draw:frame draw:style-name="gr9" draw:text-style-name="P11" draw:layer="layout" svg:width="2.25cm" svg:height="0.65cm" svg:x="24.55cm" svg:y="10.2cm">
            <draw:text-box>
              <text:p text:style-name="P10"><text:span text:style-name="T7">PER_SIZE</text:span></text:p>
            </draw:text-box>
          </draw:frame>
          <draw:frame draw:style-name="gr10" draw:text-style-name="P7" draw:layer="layout" svg:width="9.7cm" svg:height="2.101cm" svg:x="16.6cm" svg:y="12.734cm">
            <draw:text-box>
              <text:p text:style-name="P6"><text:span text:style-name="T4">Advanced System Configuration</text:span></text:p>
              <text:p text:style-name="P6"><text:span text:style-name="T5"/></text:p>
              <text:p text:style-name="P6"><text:span text:style-name="T6">(modified MSP430 memory mapping,</text:span></text:p>
              <text:p text:style-name="P6"><text:span text:style-name="T6">customized linker script required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8T18:34:38</meta:creation-date>
    <dc:date>2011-05-22T13:55:01</dc:date>
    <meta:editing-duration>PT7H21M39S</meta:editing-duration>
    <meta:editing-cycles>23</meta:editing-cycles>
    <meta:generator>LibreOffice/3.3$Unix LibreOffice_project/330m19$Build-202</meta:gener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